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, sans-serif"/>
    <style:font-face style:name="Lohit Devanagari1" svg:font-family="'Lohit Devanagari'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weight="bold" officeooo:rsid="0015273d" officeooo:paragraph-rsid="0015273d" style:font-weight-asian="bold" style:font-weight-complex="bold"/>
    </style:style>
    <style:style style:name="P2" style:family="paragraph" style:parent-style-name="Standard">
      <style:paragraph-properties fo:margin-top="0.101cm" fo:margin-bottom="0.101cm" loext:contextual-spacing="false" fo:line-height="150%" fo:text-align="end" style:justify-single-word="false"/>
      <style:text-properties style:font-name="Arial" fo:font-weight="normal" officeooo:rsid="0015273d" officeooo:paragraph-rsid="0015273d" style:font-weight-asian="normal" style:font-weight-complex="normal"/>
    </style:style>
    <style:style style:name="P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1705bd"/>
    </style:style>
    <style:style style:name="P4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officeooo:paragraph-rsid="00199761"/>
    </style:style>
    <style:style style:name="P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Arial" fo:font-weight="normal" officeooo:rsid="0016e575" officeooo:paragraph-rsid="001705bd" style:font-weight-asian="normal" style:font-weight-complex="normal"/>
    </style:style>
    <style:style style:name="P6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fo:font-variant="normal" fo:text-transform="none" fo:color="#000000" style:font-name="Arial1" fo:font-size="12pt" fo:letter-spacing="normal" fo:font-style="normal" fo:font-weight="normal" officeooo:rsid="001b5def" officeooo:paragraph-rsid="001b5de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1705bd"/>
    </style:style>
    <style:style style:name="P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1b08f5"/>
    </style:style>
    <style:style style:name="T1" style:family="text">
      <style:text-properties style:font-name="Arial" fo:font-weight="normal" officeooo:rsid="0016e575" style:font-weight-asian="normal" style:font-weight-complex="normal"/>
    </style:style>
    <style:style style:name="T2" style:family="text">
      <style:text-properties style:font-name="Arial" fo:font-weight="normal" officeooo:rsid="001b08f5" style:font-weight-asian="normal" style:font-weight-complex="normal"/>
    </style:style>
    <style:style style:name="T3" style:family="text">
      <style:text-properties style:font-name="Arial" fo:font-weight="normal" officeooo:rsid="001b5def" style:font-weight-asian="normal" style:font-weight-complex="normal"/>
    </style:style>
    <style:style style:name="T4" style:family="text">
      <style:text-properties style:font-name="Arial" fo:font-weight="normal" officeooo:rsid="001be691" style:font-weight-asian="normal" style:font-weight-complex="normal"/>
    </style:style>
    <style:style style:name="T5" style:family="text">
      <style:text-properties style:font-name="Arial" fo:font-weight="bold" officeooo:rsid="001705bd" style:font-weight-asian="bold" style:font-weight-complex="bold"/>
    </style:style>
    <style:style style:name="T6" style:family="text">
      <style:text-properties fo:font-variant="normal" fo:text-transform="none" fo:color="#000000" style:font-name="Arial1" fo:font-size="12pt" fo:letter-spacing="normal" fo:font-style="normal" fo:font-weight="normal" officeooo:rsid="00199761" style:font-size-asian="12pt" style:font-weight-asian="normal" style:font-size-complex="12pt" style:font-weight-complex="normal"/>
    </style:style>
    <style:style style:name="T7" style:family="text">
      <style:text-properties officeooo:rsid="001b08f5"/>
    </style:style>
    <style:style style:name="T8" style:family="text">
      <style:text-properties officeooo:rsid="001b5def"/>
    </style:style>
    <style:style style:name="T9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CONCEITO LINGUÍSTICO <text:span text:style-name="T7">NAS FAVELAS DE SÃO PAULO</text:span></text:p>
      <text:p text:style-name="P2">Dennis van den Berg</text:p>
      <text:p text:style-name="P2"/>
      <text:p text:style-name="P3"><text:span text:style-name="T1"><text:tab/>As </text:span><text:span text:style-name="T2">pessoas das favelas de São Paulo possuem um repertório próprio de giras e uma maneira bem característica de falar, como por exemplo “</text:span><text:span text:style-name="T3">A</text:span><text:span text:style-name="T2">gradece”, ao invés de obrigado, “Fita”, quando se referem a uma situação, “Trampo” para trabalho, entre muitas outras. </text:span></text:p>
      <text:p text:style-name="P8"><text:span text:style-name="T2"><text:tab/>Como </text:span><text:span text:style-name="T3">n</text:span><text:span text:style-name="T2">as favelas de São Paulo há uma ocorrência grande de tráfico de drogas, armas, assaltos e outras ações criminosas, sendo muitas vezes manchetes das notícias </text:span><text:span text:style-name="T4">devido a essas ocorrências</text:span><text:span text:style-name="T2">. As pessoas que falam desta forma </text:span><text:span text:style-name="T4">e que </text:span><text:span text:style-name="T2"><text:s/>se utilizando das mesmas gírias faladas nas favelas de São Paulo costumam deixar as pessoas inseguras, associando o seu jeito de falar com a criminalidade. </text:span></text:p>
      <text:p text:style-name="P8"><text:span text:style-name="T2"><text:tab/></text:span><text:span text:style-name="T3">Quando essa associação da pessoa ao mundo do crime é realizado pela forma como ela fale e pelas gírias que </text:span><text:span text:style-name="T4">ela utiliza</text:span><text:span text:style-name="T3"> em seu vocabulário, podemos classificar a situação como um preconceito linguístico.</text:span></text:p>
      <text:p text:style-name="P5"><text:tab/></text:p>
      <text:p text:style-name="P3"><text:span text:style-name="T5">Referências</text:span><text:span text:style-name="T1"> </text:span></text:p>
      <text:p text:style-name="P6">FRANÇA, Wenderson. Gírias das quebradas de São Paulo para você aprender. <text:span text:style-name="T9">Portal KondZilla</text:span>. Jun./2016. Disponível em: <text:a xlink:type="simple" xlink:href="https://kondzilla.com/m/girias-das-quebradas-de-sao-paulo-para-voce-aprender" text:style-name="Internet_20_link" text:visited-style-name="Visited_20_Internet_20_Link">https://kondzilla.com/m/girias-das-quebradas-de-sao-paulo-para-voce-aprender</text:a>. Acesso em: 4 mai. 2022.</text:p>
      <text:p text:style-name="P4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, sans-serif"/>
    <style:font-face style:name="Lohit Devanagari1" svg:font-family="'Lohit Devanagari'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3T14:19:38.694044663</meta:creation-date>
    <dc:date>2022-05-04T10:00:50.964515926</dc:date>
    <meta:editing-duration>PT20M54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8" meta:word-count="171" meta:character-count="1145" meta:non-whitespace-character-count="973"/>
  </office:meta>
</office:document-meta>
</file>